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A000003B720941D7E6842D2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90af" officeooo:paragraph-rsid="001990af"/>
    </style:style>
    <style:style style:name="P2" style:family="paragraph" style:parent-style-name="Standard">
      <style:paragraph-properties fo:text-align="center" style:justify-single-word="false"/>
      <style:text-properties fo:font-size="16pt" officeooo:rsid="001990af" officeooo:paragraph-rsid="001990af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officeooo:rsid="0019a0b0" officeooo:paragraph-rsid="0019a0b0"/>
    </style:style>
    <style:style style:name="P4" style:family="paragraph" style:parent-style-name="Standard">
      <style:paragraph-properties fo:text-align="start" style:justify-single-word="false"/>
      <style:text-properties officeooo:rsid="0019a0b0" officeooo:paragraph-rsid="0019a0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ODV Simulation Results</text:p>
      <text:p text:style-name="P1"/>
      <text:p text:style-name="P3">AODV Grid Topology</text:p>
      <text:p text:style-name="P4"><draw:frame draw:style-name="fr1" draw:name="Image1" text:anchor-type="char" svg:x="-0.1665in" svg:y="0.0209in" svg:width="6.9252in" svg:height="3.5598in" draw:z-index="0"><draw:image xlink:href="Pictures/100000010000073A000003B720941D7E6842D2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03:24:02.749207939</meta:creation-date>
    <dc:date>2024-07-31T07:03:31.278630926</dc:date>
    <meta:editing-duration>PT31M43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2" meta:word-count="6" meta:character-count="41" meta:non-whitespace-character-count="37"/>
  </office:meta>
</office:document-meta>
</file>